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36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middle" draw:textarea-horizontal-align="center" draw:fill="solid" draw:fill-color="#425a55" draw:opacity="100%" draw:stroke="none" draw:auto-grow-width="false" draw:auto-grow-height="false" style:protect="position siz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56">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37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371" style:parent-style-name="Graphics">
      <style:graphic-properties draw:fill="none" draw:stroke="none"/>
    </style:style>
    <style:style style:family="drawing-page" style:name="a37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rotect="position size"/>
      <style:paragraph-properties style:font-independent-line-spacing="true" style:writing-mode="lr-t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379" style:parent-style-name="Graphics">
      <style:graphic-properties draw:fill="none" draw:stroke="none"/>
    </style:style>
    <style:style style:family="graphic" style:name="a400">
      <style:graphic-properties fo:wrap-option="wrap" fo:padding-top="0.05in" fo:padding-bottom="0.05in" fo:padding-left="0.1in" fo:padding-right="0.1in" draw:textarea-vertical-align="middle" draw:textarea-horizontal-align="center" draw:fill="none" draw:stroke="solid" svg:stroke-width="0.02083in" svg:stroke-color="#ffffff" svg:stroke-opacity="50%" draw:stroke-linejoin="miter" svg:stroke-linecap="butt" draw:auto-grow-width="false" draw:auto-grow-height="false" style:protect="position siz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Light" fo:font-size="0.65278in" style:font-size-asian="0.65278in" style:font-size-complex="0.6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parent-style-name="Graphics">
      <style:graphic-properties draw:fill="none" draw:stroke="none"/>
    </style:style>
    <style:style style:family="presentation" style:name="a40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39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04" style:parent-style-name="Graphics">
      <style:graphic-properties draw:fill="none" draw:stroke="non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middle" draw:textarea-horizontal-align="center" draw:fill="solid" draw:fill-color="#e9e7e7" draw:opacity="100%" draw:stroke="none" draw:auto-grow-width="false" draw:auto-grow-height="false" style:protect="position siz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parent-style-name="Graphics">
      <style:graphic-properties draw:fill="none" fo:clip="rect(1.08347in, 0in, 1.15328in, 0in)" draw:stroke="none" draw:image-opacity="50%"/>
    </style:style>
    <style:style style:family="graphic" style:name="a397">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rotect="position size"/>
      <style:paragraph-properties style:font-independent-line-spacing="true" style:writing-mode="lr-tb"/>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text:list-style style:name="a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office:automatic-styles>
  <office:body>
    <office:presentation>
      <draw:page draw:name="Slide1" draw:style-name="a356" draw:master-page-name="Master1-Layout1-title-Title-Slide" presentation:presentation-page-layout-name="Master1-PPL1" draw:id="Slide-256">
        <draw:custom-shape svg:x="0in" svg:y="0in" svg:width="13.33333in" svg:height="7.5in" draw:id="id63" draw:style-name="a359" draw:name="Rectangle 7">
          <svg:title/>
          <svg:desc/>
          <text:p text:style-name="a358" text:class-names="" text:cond-style-name=""><text:span text:style-name="a357" text:class-names=""/></text:p>
          <draw:enhanced-geometry xmlns:dr3d="urn:oasis:names:tc:opendocument:xmlns:dr3d:1.0" draw:type="non-primitive" svg:viewBox="0 0 21600 21600" draw:enhanced-path="M 0 0 L 21600 0 21600 21600 0 21600 Z N"/>
        </draw:custom-shape>
        <draw:frame draw:id="id64" draw:style-name="a360" draw:name="Picture 3" svg:x="0.00002in" svg:y="0in" svg:width="13.33331in" svg:height="7.5in" style:rel-width="scale" style:rel-height="scale">
          <draw:image xlink:href="media/image1.jpeg" xlink:type="simple" xlink:show="embed" xlink:actuate="onLoad"/>
          <svg:title/>
          <svg:desc/>
        </draw:frame>
        <draw:frame draw:id="id65" presentation:style-name="a363" draw:name="Title 1" svg:x="1.66667in" svg:y="1.22743in" svg:width="10in" svg:height="3.17205in" presentation:class="title" presentation:placeholder="false">
          <draw:text-box>
            <text:p text:style-name="a362" text:class-names="" text:cond-style-name=""><text:span text:style-name="a361" text:class-names="">ADA REGRESSION<text:line-break/></text:span></text:p>
          </draw:text-box>
          <svg:title/>
          <svg:desc/>
        </draw:frame>
      </draw:page>
      <draw:page draw:name="Slide2" draw:style-name="a364" draw:master-page-name="Master1-Layout2-obj-Title-and-Content" presentation:presentation-page-layout-name="Master1-PPL2" draw:id="Slide-257">
        <draw:custom-shape svg:x="0in" svg:y="0in" svg:width="13.33333in" svg:height="7.5in" draw:id="id66" draw:style-name="a367" draw:name="Rectangle 2054">
          <svg:title/>
          <svg:desc/>
          <text:p text:style-name="a366" text:class-names="" text:cond-style-name=""><text:span text:style-name="a365" text:class-names=""/></text:p>
          <draw:enhanced-geometry xmlns:dr3d="urn:oasis:names:tc:opendocument:xmlns:dr3d:1.0" draw:type="non-primitive" svg:viewBox="0 0 21600 21600" draw:enhanced-path="M 0 0 L 21600 0 21600 21600 0 21600 Z N"/>
        </draw:custom-shape>
        <draw:custom-shape svg:x="0.52167in" svg:y="0.525in" svg:width="12.29in" svg:height="6.45in" draw:id="id67" draw:style-name="a370" draw:name="Rectangle 2056">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frame draw:id="id68" draw:style-name="a371" draw:name="Picture 2" svg:x="2.60494in" svg:y="0.7037in" svg:width="8.12346in" svg:height="6.09259in" style:rel-width="scale" style:rel-height="scale">
          <draw:image xlink:href="media/image2.png" xlink:type="simple" xlink:show="embed" xlink:actuate="onLoad"/>
          <svg:title/>
          <svg:desc/>
        </draw:frame>
      </draw:page>
      <draw:page draw:name="Slide4" draw:style-name="a372" draw:master-page-name="Master1-Layout2-obj-Title-and-Content" presentation:presentation-page-layout-name="Master1-PPL2" draw:id="Slide-259">
        <draw:custom-shape svg:x="0in" svg:y="0in" svg:width="13.33333in" svg:height="7.5in" draw:id="id69" draw:style-name="a375" draw:name="Rectangle 4104">
          <svg:title/>
          <svg:desc/>
          <text:p text:style-name="a374" text:class-names="" text:cond-style-name=""><text:span text:style-name="a373" text:class-names=""/></text:p>
          <draw:enhanced-geometry xmlns:dr3d="urn:oasis:names:tc:opendocument:xmlns:dr3d:1.0" draw:type="non-primitive" svg:viewBox="0 0 21600 21600" draw:enhanced-path="M 0 0 L 21600 0 21600 21600 0 21600 Z N"/>
        </draw:custom-shape>
        <draw:custom-shape svg:x="0.52167in" svg:y="0.525in" svg:width="12.29in" svg:height="6.45in" draw:id="id70" draw:style-name="a378" draw:name="Rectangle 4106">
          <svg:title/>
          <svg:desc/>
          <text:p text:style-name="a377" text:class-names="" text:cond-style-name=""><text:span text:style-name="a376" text:class-names=""/></text:p>
          <draw:enhanced-geometry xmlns:dr3d="urn:oasis:names:tc:opendocument:xmlns:dr3d:1.0" draw:type="non-primitive" svg:viewBox="0 0 21600 21600" draw:enhanced-path="M 0 0 L 21600 0 21600 21600 0 21600 Z N"/>
        </draw:custom-shape>
        <draw:frame draw:id="id71" draw:style-name="a379" draw:name="Picture 4" svg:x="0.7037in" svg:y="1.17102in" svg:width="11.92593in" svg:height="5.15796in" style:rel-width="scale" style:rel-height="scale">
          <draw:image xlink:href="media/image3.png" xlink:type="simple" xlink:show="embed" xlink:actuate="onLoad"/>
          <svg:title/>
          <svg:desc>ensemble model | AdaBoost Algorithm</svg:desc>
        </draw:frame>
      </draw:page>
      <draw:page draw:name="Slide5" draw:style-name="a380" draw:master-page-name="Master1-Layout2-obj-Title-and-Content" presentation:presentation-page-layout-name="Master1-PPL2" draw:id="Slide-260">
        <draw:custom-shape svg:x="0in" svg:y="0in" svg:width="13.33333in" svg:height="7.5in" draw:id="id72" draw:style-name="a383" draw:name="Rectangle 16">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frame draw:id="id73" draw:style-name="a389" draw:name="TextBox 7" svg:x="0.91667in" svg:y="3.44094in" svg:width="4.80208in" svg:height="2.68406in">
          <draw:text-box>
            <text:list text:style-name="a388">
              <text:list-item>
                <text:p text:style-name="a387" text:class-names="" text:cond-style-name=""><text:span text:style-name="a384" text:class-names="">AdaBoost is decision trees with one level which means Decision trees with only 1 split. These trees are also called </text:span><text:span text:style-name="a385" text:class-names="">Decision Stumps</text:span><text:span text:style-name="a386" text:class-names=""/></text:p>
              </text:list-item>
            </text:list>
          </draw:text-box>
          <svg:title/>
          <svg:desc/>
        </draw:frame>
        <draw:frame draw:id="id74" draw:style-name="a390" draw:name="Picture 4" svg:x="7.00086in" svg:y="1.56331in" svg:width="5.08509in" svg:height="4.33071in" style:rel-width="scale" style:rel-height="scale">
          <draw:image xlink:href="media/image4.png" xlink:type="simple" xlink:show="embed" xlink:actuate="onLoad"/>
          <svg:title/>
          <svg:desc>stump | AdaBoost Algorithm</svg:desc>
        </draw:frame>
      </draw:page>
      <draw:page draw:name="Slide6" draw:style-name="a391" draw:master-page-name="Master1-Layout1-title-Title-Slide" presentation:presentation-page-layout-name="Master1-PPL1" draw:id="Slide-261">
        <draw:custom-shape svg:x="0.00033in" svg:y="0in" svg:width="13.333in" svg:height="7.5in" draw:id="id75" draw:style-name="a394" draw:name="Rectangle 9">
          <svg:title/>
          <svg:desc/>
          <text:p text:style-name="a393" text:class-names="" text:cond-style-name=""><text:span text:style-name="a392" text:class-names=""/></text:p>
          <draw:enhanced-geometry xmlns:dr3d="urn:oasis:names:tc:opendocument:xmlns:dr3d:1.0" draw:type="non-primitive" svg:viewBox="0 0 21600 21600" draw:enhanced-path="M 0 0 L 21600 0 21600 21600 0 21600 Z N"/>
        </draw:custom-shape>
        <draw:custom-shape svg:x="4.68759in" svg:y="0.53936in" svg:width="3.95815in" svg:height="3.47869in" draw:id="id76" draw:style-name="a397" draw:name="Freeform: Shape 11">
          <svg:title/>
          <svg:desc/>
          <text:p text:style-name="a396" text:class-names="" text:cond-style-name=""><text:span text:style-name="a395" text:class-names=""/></text:p>
          <draw:enhanced-geometry xmlns:dr3d="urn:oasis:names:tc:opendocument:xmlns:dr3d:1.0" draw:type="non-primitive" svg:viewBox="0 0 3810827 3634591" draw:enhanced-path="M ?f3 ?f0 C ?f4 ?f0 ?f5 ?f6 ?f7 ?f8 ?f9 ?f10 ?f11 ?f12 ?f13 ?f14 ?f15 ?f16 ?f1 ?f17 ?f1 ?f18 ?f1 ?f19 ?f20 ?f21 ?f22 ?f23 ?f24 ?f25 ?f26 ?f27 ?f28 ?f29 ?f30 ?f31 ?f32 ?f33 ?f34 ?f35 ?f36 ?f37 ?f38 ?f2 ?f39 ?f2 ?f40 ?f2 ?f41 ?f42 ?f43 ?f44 ?f45 ?f46 ?f47 ?f48 ?f49 ?f50 ?f51 ?f52 ?f0 ?f53 ?f0 ?f18 ?f0 ?f54 ?f55 ?f56 ?f57 ?f58 ?f59 ?f60 ?f61 ?f62 ?f63 ?f64 ?f65 ?f66 ?f67 ?f68 ?f69 ?f70 ?f71 ?f72 ?f73 ?f0 ?f3 ?f0 Z N" draw:text-areas="?f132 ?f134 ?f133 ?f135" draw:glue-points="?f136 ?f137 ?f138 ?f139 ?f140 ?f141 ?f142 ?f143 ?f144 ?f145 ?f146 ?f147 ?f148 ?f149 ?f150 ?f151 ?f152 ?f153 ?f154 ?f155 ?f156 ?f143 ?f157 ?f158 ?f159 ?f160 ?f161 ?f162 ?f136 ?f137" draw:glue-point-leaving-directions="-90, -90, -90, -90, -90, -90, -90, -90, -90, -90, -90, -90, -90, -90, -90">
            <draw:equation draw:name="f0" draw:formula="0"/>
            <draw:equation draw:name="f1" draw:formula="3810827"/>
            <draw:equation draw:name="f2" draw:formula="3634591"/>
            <draw:equation draw:name="f3" draw:formula="2180840"/>
            <draw:equation draw:name="f4" draw:formula="2431406"/>
            <draw:equation draw:name="f5" draw:formula="2662018"/>
            <draw:equation draw:name="f6" draw:formula="48886"/>
            <draw:equation draw:name="f7" draw:formula="2866380"/>
            <draw:equation draw:name="f8" draw:formula="145165"/>
            <draw:equation draw:name="f9" draw:formula="3057903"/>
            <draw:equation draw:name="f10" draw:formula="235467"/>
            <draw:equation draw:name="f11" draw:formula="3226119"/>
            <draw:equation draw:name="f12" draw:formula="367269"/>
            <draw:equation draw:name="f13" draw:formula="3366366"/>
            <draw:equation draw:name="f14" draw:formula="536835"/>
            <draw:equation draw:name="f15" draw:formula="3652997"/>
            <draw:equation draw:name="f16" draw:formula="883519"/>
            <draw:equation draw:name="f17" draw:formula="1376199"/>
            <draw:equation draw:name="f18" draw:formula="1924156"/>
            <draw:equation draw:name="f19" draw:formula="2142775"/>
            <draw:equation draw:name="f20" draw:formula="3749739"/>
            <draw:equation draw:name="f21" draw:formula="2318234"/>
            <draw:equation draw:name="f22" draw:formula="3612844"/>
            <draw:equation draw:name="f23" draw:formula="2493111"/>
            <draw:equation draw:name="f24" draw:formula="3469652"/>
            <draw:equation draw:name="f25" draw:formula="2676041"/>
            <draw:equation draw:name="f26" draw:formula="3254495"/>
            <draw:equation draw:name="f27" draw:formula="2844528"/>
            <draw:equation draw:name="f28" draw:formula="3026664"/>
            <draw:equation draw:name="f29" draw:formula="3022891"/>
            <draw:equation draw:name="f30" draw:formula="2984630"/>
            <draw:equation draw:name="f31" draw:formula="3055759"/>
            <draw:equation draw:name="f32" draw:formula="2941206"/>
            <draw:equation draw:name="f33" draw:formula="3089789"/>
            <draw:equation draw:name="f34" draw:formula="2897783"/>
            <draw:equation draw:name="f35" draw:formula="3124233"/>
            <draw:equation draw:name="f36" draw:formula="2509094"/>
            <draw:equation draw:name="f37" draw:formula="3432490"/>
            <draw:equation draw:name="f38" draw:formula="2225408"/>
            <draw:equation draw:name="f39" draw:formula="1838765"/>
            <draw:equation draw:name="f40" draw:formula="1249640"/>
            <draw:equation draw:name="f41" draw:formula="832413"/>
            <draw:equation draw:name="f42" draw:formula="3386508"/>
            <draw:equation draw:name="f43" draw:formula="443724"/>
            <draw:equation draw:name="f44" draw:formula="2805020"/>
            <draw:equation draw:name="f45" draw:formula="392859"/>
            <draw:equation draw:name="f46" draw:formula="2728910"/>
            <draw:equation draw:name="f47" draw:formula="343138"/>
            <draw:equation draw:name="f48" draw:formula="2659690"/>
            <draw:equation draw:name="f49" draw:formula="295053"/>
            <draw:equation draw:name="f50" draw:formula="2592792"/>
            <draw:equation draw:name="f51" draw:formula="95761"/>
            <draw:equation draw:name="f52" draw:formula="2315411"/>
            <draw:equation draw:name="f53" draw:formula="2171160"/>
            <draw:equation draw:name="f54" draw:formula="1678896"/>
            <draw:equation draw:name="f55" draw:formula="60024"/>
            <draw:equation draw:name="f56" draw:formula="1436622"/>
            <draw:equation draw:name="f57" draw:formula="178275"/>
            <draw:equation draw:name="f58" draw:formula="1204061"/>
            <draw:equation draw:name="f59" draw:formula="293990"/>
            <draw:equation draw:name="f60" draw:formula="976561"/>
            <draw:equation draw:name="f61" draw:formula="459425"/>
            <draw:equation draw:name="f62" draw:formula="768319"/>
            <draw:equation draw:name="f63" draw:formula="669921"/>
            <draw:equation draw:name="f64" draw:formula="585306"/>
            <draw:equation draw:name="f65" draw:formula="876818"/>
            <draw:equation draw:name="f66" draw:formula="405365"/>
            <draw:equation draw:name="f67" draw:formula="1122558"/>
            <draw:equation draw:name="f68" draw:formula="256964"/>
            <draw:equation draw:name="f69" draw:formula="1380730"/>
            <draw:equation draw:name="f70" draw:formula="156203"/>
            <draw:equation draw:name="f71" draw:formula="1645852"/>
            <draw:equation draw:name="f72" draw:formula="52539"/>
            <draw:equation draw:name="f73" draw:formula="1915145"/>
            <draw:equation draw:name="f74" draw:formula="?f2 - ?f0"/>
            <draw:equation draw:name="f75" draw:formula="?f1 - ?f0"/>
            <draw:equation draw:name="f76" draw:formula="?f75 / 3810827"/>
            <draw:equation draw:name="f77" draw:formula="?f74 / 3634591"/>
            <draw:equation draw:name="f78" draw:formula="2180840 * ?f75"/>
            <draw:equation draw:name="f79" draw:formula="0 * ?f74"/>
            <draw:equation draw:name="f80" draw:formula="2866380 * ?f75"/>
            <draw:equation draw:name="f81" draw:formula="145165 * ?f74"/>
            <draw:equation draw:name="f82" draw:formula="3366366 * ?f75"/>
            <draw:equation draw:name="f83" draw:formula="536835 * ?f74"/>
            <draw:equation draw:name="f84" draw:formula="3810827 * ?f75"/>
            <draw:equation draw:name="f85" draw:formula="1924156 * ?f74"/>
            <draw:equation draw:name="f86" draw:formula="3612844 * ?f75"/>
            <draw:equation draw:name="f87" draw:formula="2493111 * ?f74"/>
            <draw:equation draw:name="f88" draw:formula="3026664 * ?f75"/>
            <draw:equation draw:name="f89" draw:formula="3022891 * ?f74"/>
            <draw:equation draw:name="f90" draw:formula="2897783 * ?f75"/>
            <draw:equation draw:name="f91" draw:formula="3124233 * ?f74"/>
            <draw:equation draw:name="f92" draw:formula="1838765 * ?f75"/>
            <draw:equation draw:name="f93" draw:formula="3634591 * ?f74"/>
            <draw:equation draw:name="f94" draw:formula="443724 * ?f75"/>
            <draw:equation draw:name="f95" draw:formula="2805020 * ?f74"/>
            <draw:equation draw:name="f96" draw:formula="295053 * ?f75"/>
            <draw:equation draw:name="f97" draw:formula="2592792 * ?f74"/>
            <draw:equation draw:name="f98" draw:formula="0 * ?f75"/>
            <draw:equation draw:name="f99" draw:formula="178275 * ?f75"/>
            <draw:equation draw:name="f100" draw:formula="1204061 * ?f74"/>
            <draw:equation draw:name="f101" draw:formula="669921 * ?f75"/>
            <draw:equation draw:name="f102" draw:formula="585306 * ?f74"/>
            <draw:equation draw:name="f103" draw:formula="1380730 * ?f75"/>
            <draw:equation draw:name="f104" draw:formula="156203 * ?f74"/>
            <draw:equation draw:name="f105" draw:formula="?f78 / 3810827"/>
            <draw:equation draw:name="f106" draw:formula="?f79 / 3634591"/>
            <draw:equation draw:name="f107" draw:formula="?f80 / 3810827"/>
            <draw:equation draw:name="f108" draw:formula="?f81 / 3634591"/>
            <draw:equation draw:name="f109" draw:formula="?f82 / 3810827"/>
            <draw:equation draw:name="f110" draw:formula="?f83 / 3634591"/>
            <draw:equation draw:name="f111" draw:formula="?f84 / 3810827"/>
            <draw:equation draw:name="f112" draw:formula="?f85 / 3634591"/>
            <draw:equation draw:name="f113" draw:formula="?f86 / 3810827"/>
            <draw:equation draw:name="f114" draw:formula="?f87 / 3634591"/>
            <draw:equation draw:name="f115" draw:formula="?f88 / 3810827"/>
            <draw:equation draw:name="f116" draw:formula="?f89 / 3634591"/>
            <draw:equation draw:name="f117" draw:formula="?f90 / 3810827"/>
            <draw:equation draw:name="f118" draw:formula="?f91 / 3634591"/>
            <draw:equation draw:name="f119" draw:formula="?f92 / 3810827"/>
            <draw:equation draw:name="f120" draw:formula="?f93 / 3634591"/>
            <draw:equation draw:name="f121" draw:formula="?f94 / 3810827"/>
            <draw:equation draw:name="f122" draw:formula="?f95 / 3634591"/>
            <draw:equation draw:name="f123" draw:formula="?f96 / 3810827"/>
            <draw:equation draw:name="f124" draw:formula="?f97 / 3634591"/>
            <draw:equation draw:name="f125" draw:formula="?f98 / 3810827"/>
            <draw:equation draw:name="f126" draw:formula="?f99 / 3810827"/>
            <draw:equation draw:name="f127" draw:formula="?f100 / 3634591"/>
            <draw:equation draw:name="f128" draw:formula="?f101 / 3810827"/>
            <draw:equation draw:name="f129" draw:formula="?f102 / 3634591"/>
            <draw:equation draw:name="f130" draw:formula="?f103 / 3810827"/>
            <draw:equation draw:name="f131" draw:formula="?f104 / 3634591"/>
            <draw:equation draw:name="f132" draw:formula="?f0 / ?f76"/>
            <draw:equation draw:name="f133" draw:formula="?f1 / ?f76"/>
            <draw:equation draw:name="f134" draw:formula="?f0 / ?f77"/>
            <draw:equation draw:name="f135" draw:formula="?f2 / ?f77"/>
            <draw:equation draw:name="f136" draw:formula="?f105 / ?f76"/>
            <draw:equation draw:name="f137" draw:formula="?f106 / ?f77"/>
            <draw:equation draw:name="f138" draw:formula="?f107 / ?f76"/>
            <draw:equation draw:name="f139" draw:formula="?f108 / ?f77"/>
            <draw:equation draw:name="f140" draw:formula="?f109 / ?f76"/>
            <draw:equation draw:name="f141" draw:formula="?f110 / ?f77"/>
            <draw:equation draw:name="f142" draw:formula="?f111 / ?f76"/>
            <draw:equation draw:name="f143" draw:formula="?f112 / ?f77"/>
            <draw:equation draw:name="f144" draw:formula="?f113 / ?f76"/>
            <draw:equation draw:name="f145" draw:formula="?f114 / ?f77"/>
            <draw:equation draw:name="f146" draw:formula="?f115 / ?f76"/>
            <draw:equation draw:name="f147" draw:formula="?f116 / ?f77"/>
            <draw:equation draw:name="f148" draw:formula="?f117 / ?f76"/>
            <draw:equation draw:name="f149" draw:formula="?f118 / ?f77"/>
            <draw:equation draw:name="f150" draw:formula="?f119 / ?f76"/>
            <draw:equation draw:name="f151" draw:formula="?f120 / ?f77"/>
            <draw:equation draw:name="f152" draw:formula="?f121 / ?f76"/>
            <draw:equation draw:name="f153" draw:formula="?f122 / ?f77"/>
            <draw:equation draw:name="f154" draw:formula="?f123 / ?f76"/>
            <draw:equation draw:name="f155" draw:formula="?f124 / ?f77"/>
            <draw:equation draw:name="f156" draw:formula="?f125 / ?f76"/>
            <draw:equation draw:name="f157" draw:formula="?f126 / ?f76"/>
            <draw:equation draw:name="f158" draw:formula="?f127 / ?f77"/>
            <draw:equation draw:name="f159" draw:formula="?f128 / ?f76"/>
            <draw:equation draw:name="f160" draw:formula="?f129 / ?f77"/>
            <draw:equation draw:name="f161" draw:formula="?f130 / ?f76"/>
            <draw:equation draw:name="f162" draw:formula="?f131 / ?f77"/>
          </draw:enhanced-geometry>
        </draw:custom-shape>
        <draw:custom-shape svg:x="4.56232in" svg:y="0.43478in" svg:width="4.2087in" svg:height="3.76926in" draw:id="id77" draw:style-name="a400" draw:name="Freeform: Shape 13">
          <svg:title/>
          <svg:desc/>
          <text:p text:style-name="a399" text:class-names="" text:cond-style-name=""><text:span text:style-name="a398" text:class-names=""/></text:p>
          <draw:enhanced-geometry xmlns:dr3d="urn:oasis:names:tc:opendocument:xmlns:dr3d:1.0" draw:type="non-primitive" svg:viewBox="0 0 3810827 3634591" draw:enhanced-path="M ?f3 ?f0 C ?f4 ?f0 ?f5 ?f6 ?f7 ?f8 ?f9 ?f10 ?f11 ?f12 ?f13 ?f14 ?f15 ?f16 ?f1 ?f17 ?f1 ?f18 ?f1 ?f19 ?f20 ?f21 ?f22 ?f23 ?f24 ?f25 ?f26 ?f27 ?f28 ?f29 ?f30 ?f31 ?f32 ?f33 ?f34 ?f35 ?f36 ?f37 ?f38 ?f2 ?f39 ?f2 ?f40 ?f2 ?f41 ?f42 ?f43 ?f44 ?f45 ?f46 ?f47 ?f48 ?f49 ?f50 ?f51 ?f52 ?f0 ?f53 ?f0 ?f18 ?f0 ?f54 ?f55 ?f56 ?f57 ?f58 ?f59 ?f60 ?f61 ?f62 ?f63 ?f64 ?f65 ?f66 ?f67 ?f68 ?f69 ?f70 ?f71 ?f72 ?f73 ?f0 ?f3 ?f0 Z N" draw:text-areas="?f132 ?f134 ?f133 ?f135" draw:glue-points="?f136 ?f137 ?f138 ?f139 ?f140 ?f141 ?f142 ?f143 ?f144 ?f145 ?f146 ?f147 ?f148 ?f149 ?f150 ?f151 ?f152 ?f153 ?f154 ?f155 ?f156 ?f143 ?f157 ?f158 ?f159 ?f160 ?f161 ?f162 ?f136 ?f137" draw:glue-point-leaving-directions="-90, -90, -90, -90, -90, -90, -90, -90, -90, -90, -90, -90, -90, -90, -90">
            <draw:equation draw:name="f0" draw:formula="0"/>
            <draw:equation draw:name="f1" draw:formula="3810827"/>
            <draw:equation draw:name="f2" draw:formula="3634591"/>
            <draw:equation draw:name="f3" draw:formula="2180840"/>
            <draw:equation draw:name="f4" draw:formula="2431406"/>
            <draw:equation draw:name="f5" draw:formula="2662018"/>
            <draw:equation draw:name="f6" draw:formula="48886"/>
            <draw:equation draw:name="f7" draw:formula="2866380"/>
            <draw:equation draw:name="f8" draw:formula="145165"/>
            <draw:equation draw:name="f9" draw:formula="3057903"/>
            <draw:equation draw:name="f10" draw:formula="235467"/>
            <draw:equation draw:name="f11" draw:formula="3226119"/>
            <draw:equation draw:name="f12" draw:formula="367269"/>
            <draw:equation draw:name="f13" draw:formula="3366366"/>
            <draw:equation draw:name="f14" draw:formula="536835"/>
            <draw:equation draw:name="f15" draw:formula="3652997"/>
            <draw:equation draw:name="f16" draw:formula="883519"/>
            <draw:equation draw:name="f17" draw:formula="1376199"/>
            <draw:equation draw:name="f18" draw:formula="1924156"/>
            <draw:equation draw:name="f19" draw:formula="2142775"/>
            <draw:equation draw:name="f20" draw:formula="3749739"/>
            <draw:equation draw:name="f21" draw:formula="2318234"/>
            <draw:equation draw:name="f22" draw:formula="3612844"/>
            <draw:equation draw:name="f23" draw:formula="2493111"/>
            <draw:equation draw:name="f24" draw:formula="3469652"/>
            <draw:equation draw:name="f25" draw:formula="2676041"/>
            <draw:equation draw:name="f26" draw:formula="3254495"/>
            <draw:equation draw:name="f27" draw:formula="2844528"/>
            <draw:equation draw:name="f28" draw:formula="3026664"/>
            <draw:equation draw:name="f29" draw:formula="3022891"/>
            <draw:equation draw:name="f30" draw:formula="2984630"/>
            <draw:equation draw:name="f31" draw:formula="3055759"/>
            <draw:equation draw:name="f32" draw:formula="2941206"/>
            <draw:equation draw:name="f33" draw:formula="3089789"/>
            <draw:equation draw:name="f34" draw:formula="2897783"/>
            <draw:equation draw:name="f35" draw:formula="3124233"/>
            <draw:equation draw:name="f36" draw:formula="2509094"/>
            <draw:equation draw:name="f37" draw:formula="3432490"/>
            <draw:equation draw:name="f38" draw:formula="2225408"/>
            <draw:equation draw:name="f39" draw:formula="1838765"/>
            <draw:equation draw:name="f40" draw:formula="1249640"/>
            <draw:equation draw:name="f41" draw:formula="832413"/>
            <draw:equation draw:name="f42" draw:formula="3386508"/>
            <draw:equation draw:name="f43" draw:formula="443724"/>
            <draw:equation draw:name="f44" draw:formula="2805020"/>
            <draw:equation draw:name="f45" draw:formula="392859"/>
            <draw:equation draw:name="f46" draw:formula="2728910"/>
            <draw:equation draw:name="f47" draw:formula="343138"/>
            <draw:equation draw:name="f48" draw:formula="2659690"/>
            <draw:equation draw:name="f49" draw:formula="295053"/>
            <draw:equation draw:name="f50" draw:formula="2592792"/>
            <draw:equation draw:name="f51" draw:formula="95761"/>
            <draw:equation draw:name="f52" draw:formula="2315411"/>
            <draw:equation draw:name="f53" draw:formula="2171160"/>
            <draw:equation draw:name="f54" draw:formula="1678896"/>
            <draw:equation draw:name="f55" draw:formula="60024"/>
            <draw:equation draw:name="f56" draw:formula="1436622"/>
            <draw:equation draw:name="f57" draw:formula="178275"/>
            <draw:equation draw:name="f58" draw:formula="1204061"/>
            <draw:equation draw:name="f59" draw:formula="293990"/>
            <draw:equation draw:name="f60" draw:formula="976561"/>
            <draw:equation draw:name="f61" draw:formula="459425"/>
            <draw:equation draw:name="f62" draw:formula="768319"/>
            <draw:equation draw:name="f63" draw:formula="669921"/>
            <draw:equation draw:name="f64" draw:formula="585306"/>
            <draw:equation draw:name="f65" draw:formula="876818"/>
            <draw:equation draw:name="f66" draw:formula="405365"/>
            <draw:equation draw:name="f67" draw:formula="1122558"/>
            <draw:equation draw:name="f68" draw:formula="256964"/>
            <draw:equation draw:name="f69" draw:formula="1380730"/>
            <draw:equation draw:name="f70" draw:formula="156203"/>
            <draw:equation draw:name="f71" draw:formula="1645852"/>
            <draw:equation draw:name="f72" draw:formula="52539"/>
            <draw:equation draw:name="f73" draw:formula="1915145"/>
            <draw:equation draw:name="f74" draw:formula="?f2 - ?f0"/>
            <draw:equation draw:name="f75" draw:formula="?f1 - ?f0"/>
            <draw:equation draw:name="f76" draw:formula="?f75 / 3810827"/>
            <draw:equation draw:name="f77" draw:formula="?f74 / 3634591"/>
            <draw:equation draw:name="f78" draw:formula="2180840 * ?f75"/>
            <draw:equation draw:name="f79" draw:formula="0 * ?f74"/>
            <draw:equation draw:name="f80" draw:formula="2866380 * ?f75"/>
            <draw:equation draw:name="f81" draw:formula="145165 * ?f74"/>
            <draw:equation draw:name="f82" draw:formula="3366366 * ?f75"/>
            <draw:equation draw:name="f83" draw:formula="536835 * ?f74"/>
            <draw:equation draw:name="f84" draw:formula="3810827 * ?f75"/>
            <draw:equation draw:name="f85" draw:formula="1924156 * ?f74"/>
            <draw:equation draw:name="f86" draw:formula="3612844 * ?f75"/>
            <draw:equation draw:name="f87" draw:formula="2493111 * ?f74"/>
            <draw:equation draw:name="f88" draw:formula="3026664 * ?f75"/>
            <draw:equation draw:name="f89" draw:formula="3022891 * ?f74"/>
            <draw:equation draw:name="f90" draw:formula="2897783 * ?f75"/>
            <draw:equation draw:name="f91" draw:formula="3124233 * ?f74"/>
            <draw:equation draw:name="f92" draw:formula="1838765 * ?f75"/>
            <draw:equation draw:name="f93" draw:formula="3634591 * ?f74"/>
            <draw:equation draw:name="f94" draw:formula="443724 * ?f75"/>
            <draw:equation draw:name="f95" draw:formula="2805020 * ?f74"/>
            <draw:equation draw:name="f96" draw:formula="295053 * ?f75"/>
            <draw:equation draw:name="f97" draw:formula="2592792 * ?f74"/>
            <draw:equation draw:name="f98" draw:formula="0 * ?f75"/>
            <draw:equation draw:name="f99" draw:formula="178275 * ?f75"/>
            <draw:equation draw:name="f100" draw:formula="1204061 * ?f74"/>
            <draw:equation draw:name="f101" draw:formula="669921 * ?f75"/>
            <draw:equation draw:name="f102" draw:formula="585306 * ?f74"/>
            <draw:equation draw:name="f103" draw:formula="1380730 * ?f75"/>
            <draw:equation draw:name="f104" draw:formula="156203 * ?f74"/>
            <draw:equation draw:name="f105" draw:formula="?f78 / 3810827"/>
            <draw:equation draw:name="f106" draw:formula="?f79 / 3634591"/>
            <draw:equation draw:name="f107" draw:formula="?f80 / 3810827"/>
            <draw:equation draw:name="f108" draw:formula="?f81 / 3634591"/>
            <draw:equation draw:name="f109" draw:formula="?f82 / 3810827"/>
            <draw:equation draw:name="f110" draw:formula="?f83 / 3634591"/>
            <draw:equation draw:name="f111" draw:formula="?f84 / 3810827"/>
            <draw:equation draw:name="f112" draw:formula="?f85 / 3634591"/>
            <draw:equation draw:name="f113" draw:formula="?f86 / 3810827"/>
            <draw:equation draw:name="f114" draw:formula="?f87 / 3634591"/>
            <draw:equation draw:name="f115" draw:formula="?f88 / 3810827"/>
            <draw:equation draw:name="f116" draw:formula="?f89 / 3634591"/>
            <draw:equation draw:name="f117" draw:formula="?f90 / 3810827"/>
            <draw:equation draw:name="f118" draw:formula="?f91 / 3634591"/>
            <draw:equation draw:name="f119" draw:formula="?f92 / 3810827"/>
            <draw:equation draw:name="f120" draw:formula="?f93 / 3634591"/>
            <draw:equation draw:name="f121" draw:formula="?f94 / 3810827"/>
            <draw:equation draw:name="f122" draw:formula="?f95 / 3634591"/>
            <draw:equation draw:name="f123" draw:formula="?f96 / 3810827"/>
            <draw:equation draw:name="f124" draw:formula="?f97 / 3634591"/>
            <draw:equation draw:name="f125" draw:formula="?f98 / 3810827"/>
            <draw:equation draw:name="f126" draw:formula="?f99 / 3810827"/>
            <draw:equation draw:name="f127" draw:formula="?f100 / 3634591"/>
            <draw:equation draw:name="f128" draw:formula="?f101 / 3810827"/>
            <draw:equation draw:name="f129" draw:formula="?f102 / 3634591"/>
            <draw:equation draw:name="f130" draw:formula="?f103 / 3810827"/>
            <draw:equation draw:name="f131" draw:formula="?f104 / 3634591"/>
            <draw:equation draw:name="f132" draw:formula="?f0 / ?f76"/>
            <draw:equation draw:name="f133" draw:formula="?f1 / ?f76"/>
            <draw:equation draw:name="f134" draw:formula="?f0 / ?f77"/>
            <draw:equation draw:name="f135" draw:formula="?f2 / ?f77"/>
            <draw:equation draw:name="f136" draw:formula="?f105 / ?f76"/>
            <draw:equation draw:name="f137" draw:formula="?f106 / ?f77"/>
            <draw:equation draw:name="f138" draw:formula="?f107 / ?f76"/>
            <draw:equation draw:name="f139" draw:formula="?f108 / ?f77"/>
            <draw:equation draw:name="f140" draw:formula="?f109 / ?f76"/>
            <draw:equation draw:name="f141" draw:formula="?f110 / ?f77"/>
            <draw:equation draw:name="f142" draw:formula="?f111 / ?f76"/>
            <draw:equation draw:name="f143" draw:formula="?f112 / ?f77"/>
            <draw:equation draw:name="f144" draw:formula="?f113 / ?f76"/>
            <draw:equation draw:name="f145" draw:formula="?f114 / ?f77"/>
            <draw:equation draw:name="f146" draw:formula="?f115 / ?f76"/>
            <draw:equation draw:name="f147" draw:formula="?f116 / ?f77"/>
            <draw:equation draw:name="f148" draw:formula="?f117 / ?f76"/>
            <draw:equation draw:name="f149" draw:formula="?f118 / ?f77"/>
            <draw:equation draw:name="f150" draw:formula="?f119 / ?f76"/>
            <draw:equation draw:name="f151" draw:formula="?f120 / ?f77"/>
            <draw:equation draw:name="f152" draw:formula="?f121 / ?f76"/>
            <draw:equation draw:name="f153" draw:formula="?f122 / ?f77"/>
            <draw:equation draw:name="f154" draw:formula="?f123 / ?f76"/>
            <draw:equation draw:name="f155" draw:formula="?f124 / ?f77"/>
            <draw:equation draw:name="f156" draw:formula="?f125 / ?f76"/>
            <draw:equation draw:name="f157" draw:formula="?f126 / ?f76"/>
            <draw:equation draw:name="f158" draw:formula="?f127 / ?f77"/>
            <draw:equation draw:name="f159" draw:formula="?f128 / ?f76"/>
            <draw:equation draw:name="f160" draw:formula="?f129 / ?f77"/>
            <draw:equation draw:name="f161" draw:formula="?f130 / ?f76"/>
            <draw:equation draw:name="f162" draw:formula="?f131 / ?f77"/>
          </draw:enhanced-geometry>
        </draw:custom-shape>
        <draw:frame draw:id="id78" presentation:style-name="a403" draw:name="Title 1" svg:x="1.65507in" svg:y="4.08986in" svg:width="10.02319in" svg:height="1.55782in" presentation:class="title" presentation:placeholder="false">
          <draw:text-box>
            <text:p text:style-name="a402" text:class-names="" text:cond-style-name=""><text:span text:style-name="a401" text:class-names="">The formula to calculate the sample weight is</text:span></text:p>
          </draw:text-box>
          <svg:title/>
          <svg:desc/>
        </draw:frame>
        <draw:frame draw:id="id79" draw:style-name="a404" draw:name="Picture 4" svg:x="5.47826in" svg:y="2.06526in" svg:width="2.47619in" svg:height="0.39619in" style:rel-width="scale" style:rel-height="scale">
          <draw:image xlink:href="media/image5.png" xlink:type="simple" xlink:show="embed" xlink:actuate="onLoad"/>
          <svg:title/>
          <svg:desc>formula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3/07/2023</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13/07/2023</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13/07/2023</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13/07/2023</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13/07/2023</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13/07/2023</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13/07/2023</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13/07/2023</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13/07/2023</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13/07/2023</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13/07/2023</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13/07/2023</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DA REGRESSION </dc:title>
    <meta:initial-creator>Vinoth Kumar</meta:initial-creator>
    <dc:creator>Vinoth Kumar</dc:creator>
    <meta:creation-date>2023-07-13T07:26:17Z</meta:creation-date>
    <dc:date>2023-07-13T13:58:58Z</dc:date>
    <meta:editing-cycles>2</meta:editing-cycles>
    <meta:editing-duration>PT22953S</meta:editing-duration>
    <meta:document-statistic meta:paragraph-count="3" meta:word-count="34"/>
  </office:meta>
</office:document-meta>
</file>